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f1c472f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Standard">
      <style:text-properties officeooo:paragraph-rsid="0f3d081d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Footnote">
      <style:text-properties officeooo:paragraph-rsid="0f40045a"/>
    </style:style>
    <style:style style:name="P59" style:family="paragraph" style:parent-style-name="Footnote">
      <style:text-properties officeooo:paragraph-rsid="0f4a4d76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1de3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6ac771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daa4aef"/>
    </style:style>
    <style:style style:name="P67" style:family="paragraph" style:parent-style-name="Standard">
      <style:paragraph-properties fo:text-align="center" style:justify-single-word="false"/>
      <style:text-properties officeooo:paragraph-rsid="0eb4913f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Footnote">
      <style:text-properties officeooo:paragraph-rsid="0f9ff6ff"/>
    </style:style>
    <style:style style:name="P73" style:family="paragraph" style:parent-style-name="Standard">
      <style:text-properties officeooo:paragraph-rsid="0faa7fc1"/>
    </style:style>
    <style:style style:name="P74" style:family="paragraph" style:parent-style-name="Footnote">
      <style:text-properties officeooo:paragraph-rsid="0fb02a52"/>
    </style:style>
    <style:style style:name="P75" style:family="paragraph" style:parent-style-name="Footnote">
      <style:text-properties officeooo:paragraph-rsid="0fb1c99e"/>
    </style:style>
    <style:style style:name="P76" style:family="paragraph" style:parent-style-name="Standard">
      <style:text-properties officeooo:paragraph-rsid="0fb43033"/>
    </style:style>
    <style:style style:name="P77" style:family="paragraph" style:parent-style-name="Standard">
      <style:text-properties officeooo:paragraph-rsid="0fb7f9a9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86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87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/>
    </style:style>
    <style:style style:name="T13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officeooo:rsid="0f429118"/>
    </style:style>
    <style:style style:name="T140" style:family="text">
      <style:text-properties fo:color="#000000" loext:opacity="100%" fo:language="en" fo:country="GB" officeooo:rsid="0f41de32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e83c34e"/>
    </style:style>
    <style:style style:name="T20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officeooo:rsid="0f28d107"/>
    </style:style>
    <style:style style:name="T210" style:family="text">
      <style:text-properties fo:language="en" fo:country="GB" officeooo:rsid="0f96de95"/>
    </style:style>
    <style:style style:name="T211" style:family="text">
      <style:text-properties officeooo:rsid="0fad59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8"><text:s/></text:span></text:span><text:span text:style-name="Strong_20_Emphasis"><text:span text:style-name="T99">LTS</text:span></text:span><text:span text:style-name="Strong_20_Emphasis"><text:span text:style-name="T99"><text:note text:id="ftn1" text:note-class="footnote"><text:note-citation>1</text:note-citation><text:note-body><text:p text:style-name="P72"><text:span text:style-name="T126">LTS stands for Long-Term Support, and this April </text:span><text:span text:style-name="Strong_20_Emphasis"><text:span text:style-name="T66"><text:user-field-get style:data-style-name="N0" text:name="Releaseyear">2022</text:user-field-get></text:span></text:span><text:span text:style-name="T128"><text:s/></text:span><text:span text:style-name="Strong_20_Emphasis"><text:span text:style-name="T131"><text:user-field-get text:name="Distro">Ubuntu</text:user-field-get></text:span></text:span><text:span text:style-name="T127"><text:s/></text:span><text:span text:style-name="T132"><text:user-field-get text:name="Version">22.04</text:user-field-get></text:span><text:span text:style-name="T132"><text:s/></text:span><text:span text:style-name="T127">LTS </text:span><text:span text:style-name="Strong_20_Emphasis"><text:span text:style-name="T133"><text:user-field-get text:name="Edition">Server</text:user-field-get></text:span></text:span><text:span text:style-name="T126"><text:s/>(codenamed </text:span><text:span text:style-name="T130">j</text:span><text:span text:style-name="T126">ammy) will be </text:span><text:span text:style-name="T129">supported</text:span><text:span text:style-name="T126"> for five years until April 2027.</text:span></text:p></text:note-body></text:note></text:span></text:span><text:span text:style-name="Strong_20_Emphasis"><text:span text:style-name="T100"> 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.</text:span></text:span></text:p>
      <text:p text:style-name="P17"/>
      <text:p text:style-name="P9"><text:span text:style-name="T113">Fill in the </text:span><text:span text:style-name="Strong_20_Emphasis"><text:span text:style-name="T64"><text:s/></text:span></text:span><text:span text:style-name="Strong_20_Emphasis"><text:span text:style-name="T42">text box</text:span></text:span><text:span text:style-name="T113"> behind the </text:span><text:span text:style-name="T121">underlined</text:span><text:span text:style-name="T114"> </text:span><text:span text:style-name="T113">words, see [explanation]:</text:span></text:p>
      <text:p text:style-name="P7"><text:span text:style-name="Definition"><text:span text:style-name="T208">user</text:span></text:span><text:span text:style-name="T162"><text:tab/><text:tab/></text:span><text:span text:style-name="T166"> <text:tab/><text:tab/><text:tab/></text:span><text:span text:style-name="T163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163"><text:tab/></text:span><text:span text:style-name="T164">[</text:span><text:span text:style-name="T165">f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5">a</text:span><text:span text:style-name="T168">n </text:span><text:span text:style-name="T175">Jansen</text:span><text:span text:style-name="T176">]</text:span></text:p>
      <text:p text:style-name="P53"><text:span text:style-name="Definition"><text:span text:style-name="T174">USER</text:span></text:span><text:span text:style-name="Definition"><text:span text:style-name="T206">na</text:span></text:span><text:span text:style-name="Definition"><text:span text:style-name="T209">me</text:span></text:span><text:span text:style-name="T173"><text:tab/><text:tab/><text:tab/></text:span><text:span text:style-name="T173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173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8">j</text:span><text:span text:style-name="T109">a</text:span><text:span text:style-name="T108">n</text:span><text:span text:style-name="T110">]</text:span></text:p>
      <text:p text:style-name="P6"><text:span text:style-name="Definition"><text:span text:style-name="T210">serv</text:span></text:span><text:span text:style-name="Definition"><text:span text:style-name="T206">ERNA</text:span></text:span><text:span text:style-name="Definition"><text:span text:style-name="T209">me</text:span></text:span><text:span text:style-name="T177"><text:tab/><text:tab/></text:span><text:span text:style-name="T206"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/text:span><text:span text:style-name="T206"><text:tab/></text:span><text:span text:style-name="T178">[</text:span><text:span text:style-name="T179">na</text:span><text:span text:style-name="T184">me of the</text:span><text:span text:style-name="T179"> </text:span><text:span text:style-name="T185">server</text:span><text:span text:style-name="T180">, </text:span><text:span text:style-name="T184">e.g.</text:span><text:span text:style-name="T181"> </text:span><text:span text:style-name="T185">sv</text:span><text:span text:style-name="T182">02</text:span><text:span text:style-name="T178">]</text:span></text:p>
      <text:p text:style-name="P3"><text:span text:style-name="Definition"><text:span text:style-name="T206">START</text:span></text:span><text:span text:style-name="Definition"><text:span text:style-name="T209">up</text:span></text:span><text:span text:style-name="Definition"><text:span text:style-name="T206">MEnU</text:span></text:span><text:span text:style-name="T163"><text:tab/><text:tab/></text:span><text:span text:style-name="T163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163"><text:tab/></text:span><text:span text:style-name="T178">[</text:span><text:span text:style-name="T179">key for the bootable medium</text:span><text:span text:style-name="T186">]</text:span></text:p>
      <text:p text:style-name="P5"><text:span text:style-name="Definition"><text:span text:style-name="T183">SETTINGS</text:span></text:span><text:span text:style-name="T183"> <text:tab/><text:tab/><text:tab/></text:span><text:span text:style-name="T183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183"><text:tab/></text:span><text:span text:style-name="T178">[</text:span><text:span text:style-name="T179">key for the UEFI BIOS screen</text:span><text:span text:style-name="T178">]</text:span></text:p>
      <text:p text:style-name="P4"><text:span text:style-name="Definition"><text:span text:style-name="T188">USER2</text:span></text:span><text:span text:style-name="T187"><text:tab/></text:span><text:span text:style-name="T166"> <text:tab/><text:tab/><text:tab/></text:span><text:span text:style-name="T163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163"><text:tab/></text:span><text:span text:style-name="T164">[</text:span><text:span text:style-name="T167">na</text:span><text:span text:style-name="T170">me</text:span><text:span text:style-name="T167"> possibly</text:span><text:span text:style-name="T171"> 2</text:span><text:span text:style-name="T199">nd</text:span><text:span text:style-name="T171"> USER</text:span><text:span text:style-name="T172">]</text:span></text:p>
      <text:p text:style-name="P52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88">2</text:span></text:span><text:span text:style-name="Definition"><text:span text:style-name="T195"><text:tab/><text:tab/></text:span></text:span><text:span text:style-name="T173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173"><text:tab/></text:span><text:span text:style-name="T192">[</text:span><text:span text:style-name="T193">user</text:span><text:span text:style-name="T191"> na</text:span><text:span text:style-name="T194">me</text:span><text:span text:style-name="T196"> possibly</text:span><text:span text:style-name="T197"> 2</text:span><text:span text:style-name="T200">nd</text:span><text:span text:style-name="T197"> USER</text:span><text:span text:style-name="T198">]</text:span></text:p>
      <text:p text:style-name="P8"><text:span text:style-name="T111">Replace the </text:span><text:span text:style-name="T120">underlined</text:span><text:span text:style-name="T111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1">.</text:span></text:p>
      <text:p text:style-name="P39"/>
      <text:p text:style-name="P39"/>
      <text:p text:style-name="P10"><text:span text:style-name="T118">New installation?</text:span><text:span text:style-name="T112"><text:tab/></text:span><text:span text:style-name="T116"></text:span><text:span text:style-name="T117"><text:tab/>Start at chapter</text:span><text:span text:style-name="T112"> </text:span><text:span text:style-name="T118"><text:bookmark-ref text:reference-format="page" text:ref-name="__RefNumPara__4009_1271708128">2</text:bookmark-ref></text:span><text:span text:style-name="T112"><text:s text:c="2"/></text:span><text:span text:style-name="T119"><text:bookmark-ref text:reference-format="text" text:ref-name="__RefNumPara__4009_1271708128">Perform installation</text:bookmark-ref></text:span><text:span text:style-name="T115">.</text:span></text:p>
      <text:p text:style-name="P23"/>
      <text:p text:style-name="P23"/>
      <text:list xml:id="list4090631415" text:style-name="L1">
        <text:list-item>
          <text:p text:style-name="P80"><text:bookmark-start text:name="__RefNumPara__4083_1271708128"/>Prepar<text:span text:style-name="T211">e</text:span>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5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5"><draw:control text:anchor-type="as-char" draw:z-index="19" draw:name="Vorm3_ 1" draw:style-name="gr1" draw:text-style-name="P83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7">Login any additional </text:span></text:span><text:span text:style-name="Definition"><text:span text:style-name="T205">USER</text:span></text:span><text:span text:style-name="User_20_Entry"><text:span text:style-name="T73">s</text:span></text:span><text:span text:style-name="User_20_Entry"><text:span text:style-name="T78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20" draw:name="Vorm 2" draw:style-name="gr1" draw:text-style-name="P83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8"><text:span text:style-name="T20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T207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3"><text:span text:style-name="T13">Type </text:span><text:span text:style-name="Strong_20_Emphasis"><text:span text:style-name="T65">'</text:span></text:span><text:span text:style-name="User_20_Entry"><text:span text:style-name="T88">wget karelzimmer.nl/</text:span></text:span><text:span text:style-name="User_20_Entry"><text:span text:style-name="T89">kz; </text:span></text:span><text:span text:style-name="User_20_Entry"><text:span text:style-name="T90">bash kz</text:span></text:span><text:span text:style-name="Strong_20_Emphasis"><text:span text:style-name="T65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6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21" draw:name="Vorm 3" draw:style-name="gr1" draw:text-style-name="P83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5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73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9" office:value-type="string">
            <text:p text:style-name="P76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0">1 - 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0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</table:table>
      <text:p text:style-name="P13"/>
      <text:list xml:id="list192414804506383" text:continue-numbering="true" text:style-name="L1">
        <text:list-item>
          <text:p text:style-name="P81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6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1"><text:span text:style-name="T122">Boot the computer from an</text:span><text:span text:style-name="T124"> </text:span><text:span text:style-name="Strong_20_Emphasis"><text:span text:style-name="T105"><text:user-field-get text:name="Distro">Ubuntu</text:user-field-get></text:span></text:span><text:span text:style-name="T125"><text:s/></text:span><text:span text:style-name="T106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4" text:note-class="footnote"><text:note-citation>1</text:note-citation><text:note-body><text:p text:style-name="P75"><text:span text:style-name="T18">From a Live USB stick (or DVD) you can boot and work with 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T18">without modifying any files on the hard drive and also allows installation of </text:span><text:span text:style-name="Strong_20_Emphasis"><text:span text:style-name="T131"><text:user-field-get text:name="Distro">Ubuntu</text:user-field-get></text:span></text:span><text:span text:style-name="Strong_20_Emphasis"><text:span text:style-name="T131">.</text:span></text:span></text:p></text:note-body></text:note></text:span><text:span text:style-name="T122"> USB stick</text:span><text:span text:style-name="T60"><text:note text:id="ftn5" text:note-class="footnote"><text:note-citation>2</text:note-citation><text:note-body><text:p text:style-name="P74"><text:span text:style-name="Strong_20_Emphasis"><text:span text:style-name="T68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2">releases.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4">Ubuntu 22.04... LTS (Jammy Jellyfish)</text:span></text:span><text:span text:style-name="Strong_20_Emphasis"><text:span text:style-name="T68">, and then click </text:span></text:span><text:span text:style-name="Strong_20_Emphasis"><text:span text:style-name="T72">behind </text:span></text:span><text:span text:style-name="Strong_20_Emphasis"><text:span text:style-name="T77">Server install image</text:span></text:span><text:span text:style-name="Strong_20_Emphasis"><text:span text:style-name="T72"> on</text:span></text:span><text:span text:style-name="Strong_20_Emphasis"><text:span text:style-name="T68"> </text:span></text:span><text:span text:style-name="Strong_20_Emphasis"><text:span text:style-name="T79">64-bit PC (AMD64) </text:span></text:span><text:span text:style-name="Strong_20_Emphasis"><text:span text:style-name="T80">server install</text:span></text:span><text:span text:style-name="Strong_20_Emphasis"><text:span text:style-name="T79"> image</text:span></text:span><text:span text:style-name="Strong_20_Emphasis"><text:span text:style-name="T68">.</text:span></text:span></text:p><text:p text:style-name="P59"><text:span text:style-name="Strong_20_Emphasis"><text:span text:style-name="T68"><text:tab/>Insert a USB stick of at least 4 GB.<text:line-break/>Locate </text:span></text:span><text:span text:style-name="Strong_20_Emphasis"><text:span text:style-name="T75">disk</text:span></text:span><text:span text:style-name="Strong_20_Emphasis"><text:span text:style-name="T68"> and click the </text:span></text:span><text:span text:style-name="Strong_20_Emphasis"><text:span text:style-name="T74">Disks</text:span></text:span><text:span text:style-name="Strong_20_Emphasis"><text:span text:style-name="T68"> icon. Select the USB stick in the list of disks on the left and click </text:span></text:span><text:span text:style-name="Strong_20_Emphasis"><text:span text:style-name="T74">Disk </text:span></text:span><text:span text:style-name="Strong_20_Emphasis"><text:span text:style-name="T75">settings</text:span></text:span><text:span text:style-name="Strong_20_Emphasis"><text:span text:style-name="T68"> ⋮ (icon with the three dots) in the top right corner.</text:span></text:span></text:p><text:p text:style-name="P59"><text:span text:style-name="Strong_20_Emphasis"><text:span text:style-name="T68"><text:tab/>Choose </text:span></text:span><text:span text:style-name="Strong_20_Emphasis"><text:span text:style-name="T74">Restore Disk Image</text:span></text:span><text:span text:style-name="Strong_20_Emphasis"><text:span text:style-name="T68"> and select the CD image file (.iso) you just downloaded.</text:span></text:span></text:p><text:p text:style-name="P59"><text:span text:style-name="Strong_20_Emphasis"><text:span text:style-name="T70"><text:tab/>Click </text:span></text:span><text:span text:style-name="Strong_20_Emphasis"><text:span text:style-name="T76">Start Restore</text:span></text:span><text:span text:style-name="Strong_20_Emphasis"><text:span text:style-name="T70">, and then click </text:span></text:span><text:span text:style-name="Strong_20_Emphasis"><text:span text:style-name="T76">Restore</text:span></text:span><text:span text:style-name="Strong_20_Emphasis"><text:span text:style-name="T70">.</text:span></text:span></text:p><text:p text:style-name="P59"><text:span text:style-name="Strong_20_Emphasis"><text:span text:style-name="T70"><text:tab/>Or use the </text:span></text:span><text:span text:style-name="Strong_20_Emphasis"><text:span text:style-name="T76">Etcher</text:span></text:span><text:span text:style-name="Strong_20_Emphasis"><text:span text:style-name="T70"> program </text:span></text:span><text:span text:style-name="Strong_20_Emphasis"><text:span text:style-name="T71">(</text:span></text:span><text:a xlink:type="simple" xlink:href="https://www.balena.io/etcher/" text:style-name="Internet_20_link" text:visited-style-name="Visited_20_Internet_20_Link"><text:span text:style-name="Strong_20_Emphasis"><text:span text:style-name="T203">etcher.io</text:span></text:span></text:a><text:span text:style-name="Strong_20_Emphasis"><text:span text:style-name="T71">) </text:span></text:span><text:span text:style-name="Strong_20_Emphasis"><text:span text:style-name="T70">available for Windows, macOS, and Linux.</text:span></text:span></text:p></text:note-body></text:note></text:span><text:span text:style-name="T122"> or DVD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" office:value-type="string">
            <text:p text:style-name="P38"><text:span text:style-name="T139">S</text:span><text:span text:style-name="T140">tart up</text:span><text:span text:style-name="T134">/boot menu </text:span><text:span text:style-name="T83">via </text:span><text:span text:style-name="Definition"><text:span text:style-name="T206">START</text:span></text:span><text:span text:style-name="Definition"><text:span text:style-name="T209">up</text:span></text:span><text:span text:style-name="Definition"><text:span text:style-name="T206">MEnU</text:span></text:span><text:span text:style-name="T83"> </text:span><text:span text:style-name="T85">and </text:span><text:span text:style-name="T86">settings/</text:span><text:span text:style-name="T87">setup</text:span><text:span text:style-name="T83"> via </text:span><text:span text:style-name="Definition"><text:span text:style-name="T15">SETTINGS</text:span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3" office:value-type="string">
            <text:p text:style-name="P22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63"/></text:span></text:p>
          </table:table-cell>
          <table:table-cell table:style-name="_32_._5f_Installatie_5f_uitvoeren.C5" office:value-type="string">
            <text:p text:style-name="P47"><text:span text:style-name="Strong_20_Emphasis"><text:span text:style-name="T91">Follow the instructions on the </text:span></text:span><text:span text:style-name="Strong_20_Emphasis"><text:span text:style-name="T92">installation </text:span></text:span><text:span text:style-name="Strong_20_Emphasis"><text:span text:style-name="T91">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28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44">At</text:span><text:span text:style-name="T143"> </text:span><text:span text:style-name="Strong_20_Emphasis"><text:span text:style-name="T146">Profile setup</text:span></text:span><text:span text:style-name="Strong_20_Emphasis"><text:span text:style-name="T141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8" office:value-type="string">
            <text:p text:style-name="P19"><text:span text:style-name="T151">Enter</text:span><text:span text:style-name="T147"> </text:span><text:span text:style-name="Strong_20_Emphasis"><text:span text:style-name="T146">Your</text:span></text:span><text:span text:style-name="Strong_20_Emphasis"><text:span text:style-name="T148"> n</text:span></text:span><text:span text:style-name="Strong_20_Emphasis"><text:span text:style-name="T149">a</text:span></text:span><text:span text:style-name="Strong_20_Emphasis"><text:span text:style-name="T146">me</text:span></text:span><text:span text:style-name="Strong_20_Emphasis"><text:span text:style-name="T153"> </text:span></text:span><text:span text:style-name="Definition"><text:span text:style-name="T4">user</text:span></text:span><text:span text:style-name="Strong_20_Emphasis"><text:span text:style-name="T154">, <text:line-break/></text:span></text:span><text:span text:style-name="Strong_20_Emphasis"><text:span text:style-name="T146">Your server</text:span></text:span><text:span text:style-name="Strong_20_Emphasis"><text:span text:style-name="T155">'</text:span></text:span><text:span text:style-name="Strong_20_Emphasis"><text:span text:style-name="T156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3">,<text:line-break/></text:span></text:span><text:span text:style-name="Strong_20_Emphasis"><text:span text:style-name="T150">Pick a username</text:span></text:span><text:span text:style-name="Strong_20_Emphasis"><text:span text:style-name="T153"> </text:span></text:span><text:span text:style-name="Definition"><text:span text:style-name="T4">username</text:span></text:span><text:span text:style-name="Strong_20_Emphasis"><text:span text:style-name="T153">,<text:line-break/></text:span></text:span><text:span text:style-name="Strong_20_Emphasis"><text:span text:style-name="T142">enter a password twice</text:span></text:span><text:span text:style-name="Strong_20_Emphasis"><text:span text:style-name="T152">.</text:span></text:span></text:p>
          </table:table-cell>
        </table:table-row>
      </table:table>
      <text:p text:style-name="P40"><text:span text:style-name="Strong_20_Emphasis"><text:span text:style-name="T48"/></text:span></text:p>
      <text:list xml:id="list192413506322879" text:continue-numbering="true" text:style-name="L1">
        <text:list-item>
          <text:p text:style-name="P79"><text:span text:style-name="Strong_20_Emphasis"><text:span text:style-name="T58">Finish installation</text:span></text:span></text:p>
        </text:list-item>
      </text:list>
      <text:p text:style-name="P41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6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44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6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8"><text:span text:style-name="T20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T207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3"><text:span text:style-name="T14">Type </text:span><text:span text:style-name="Strong_20_Emphasis"><text:span text:style-name="T65">'</text:span></text:span><text:span text:style-name="User_20_Entry"><text:span text:style-name="T88">wget karelzimmer.nl/</text:span></text:span><text:span text:style-name="User_20_Entry"><text:span text:style-name="T89">kz; </text:span></text:span><text:span text:style-name="User_20_Entry"><text:span text:style-name="T90">bash kz</text:span></text:span><text:span text:style-name="Strong_20_Emphasis"><text:span text:style-name="T65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5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6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73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77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7">3</text:span></text:span><text:span text:style-name="Strong_20_Emphasis"><text:span text:style-name="T93"> -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0" office:value-type="string">
            <text:p text:style-name="P49"><text:span text:style-name="Strong_20_Emphasis"><text:span text:style-name="T32">Follow the instructions on the screen.</text:span></text:span></text:p>
          </table:table-cell>
        </table:table-row>
      </table:table>
      <text:p text:style-name="P41"><text:span text:style-name="Strong_20_Emphasis"><text:span text:style-name="T23"><text:tab/></text:span></text:span></text:p>
      <text:p text:style-name="P42"><text:span text:style-name="Strong_20_Emphasis"><text:span text:style-name="T35"/></text:span></text:p>
      <text:p text:style-name="P43"><text:span text:style-name="Strong_20_Emphasis"><text:span text:style-name="T32"/></text:span></text:p>
      <text:list xml:id="list192414484251784" text:continue-numbering="true" text:style-name="L1">
        <text:list-item>
          <text:p text:style-name="P82"><text:span text:style-name="Strong_20_Emphasis"><text:span text:style-name="T16">P</text:span></text:span><text:span text:style-name="Strong_20_Emphasis"><text:span text:style-name="T145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46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70"><text:span text:style-name="Strong_20_Emphasis"><text:span text:style-name="T46"><draw:control text:anchor-type="as-char" draw:z-index="17" draw:name="Vorm40_ 1" draw:style-name="gr1" draw:text-style-name="P83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7" text:note-class="footnote"><text:note-citation>1</text:note-citation><text:note-body><text:p text:style-name="P57"><text:span text:style-name="User_20_Entry"><text:span text:style-name="T82">Login any additional </text:span></text:span><text:span text:style-name="Definition"><text:span text:style-name="T204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46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71"><text:span text:style-name="Strong_20_Emphasis"><text:span text:style-name="T46"><draw:control text:anchor-type="as-char" draw:z-index="18" draw:name="Vorm40_ 2" draw:style-name="gr1" draw:text-style-name="P83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4" office:value-type="string">
            <text:p text:style-name="P73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5" office:value-type="string">
            <text:p text:style-name="P22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7">4 - </text:span></text:span><text:span text:style-name="Strong_20_Emphasis"><text:span text:style-name="T52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50"><text:span text:style-name="Strong_20_Emphasis"><text:span text:style-name="T32">Follow the instructions on the screen.</text:span></text:span></text:p>
          </table:table-cell>
        </table:table-row>
      </table:table>
      <text:p text:style-name="P28"/>
      <text:p text:style-name="P29"/>
      <text:p text:style-name="P37"><text:span text:style-name="T137">End of checklist,</text:span><text:span text:style-name="T138"> </text:span><text:span text:style-name="Strong_20_Emphasis"><text:span text:style-name="T103"><text:user-field-get text:name="Distro">Ubuntu</text:user-field-get></text:span></text:span><text:span text:style-name="T136"><text:s/></text:span><text:span text:style-name="T135"><text:user-field-get text:name="Version">22.04</text:user-field-get></text:span><text:span text:style-name="Strong_20_Emphasis"><text:span text:style-name="T104"><text:s/></text:span></text:span><text:span text:style-name="Strong_20_Emphasis"><text:span text:style-name="T107">LTS</text:span></text:span><text:span text:style-name="T84"> 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7">installation is complete.</text:span></text:p>
      <text:p text:style-name="P16"/>
      <text:p text:style-name="P11"><text:span text:style-name="Emphasis"><text:span text:style-name="T159">Written</text:span></text:span><text:span text:style-name="Emphasis"><text:span text:style-name="T157"> </text:span></text:span><text:span text:style-name="Emphasis"><text:span text:style-name="T159">by</text:span></text:span><text:span text:style-name="Emphasis"><text:span text:style-name="T15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8">Karel Zimmer</text:span></text:span></text:a><text:span text:style-name="Emphasis"><text:span text:style-name="T157">, </text:span></text:span><text:a xlink:type="simple" xlink:href="https://creativecommons.org/publicdomain/zero/1.0" text:style-name="Internet_20_link" text:visited-style-name="Visited_20_Internet_20_Link"><text:span text:style-name="Emphasis"><text:span text:style-name="T160">CC0 1.0 Universal</text:span></text:span></text:a><text:span text:style-name="Emphasis"><text:span text:style-name="T157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2T19:24:13.181162872">12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24:13.011719411</dc:date>
    <meta:keyword>Installatie</meta:keyword>
    <meta:keyword>Checklist</meta:keyword>
    <meta:keyword>Linux</meta:keyword>
    <meta:editing-cycles>6780</meta:editing-cycles>
    <meta:editing-duration>P11DT21H36M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492" meta:character-count="3066" meta:non-whitespace-character-count="2601"/>
    <meta:user-defined meta:name="Info 1"/>
    <meta:user-defined meta:name="Info 2"/>
    <meta:user-defined meta:name="Info 3"/>
    <meta:user-defined meta:name="Info 4"/>
  </office:meta>
</office:document-meta>
</file>